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officeooo:rsid="001e4ccc" officeooo:paragraph-rsid="001e4cc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2ecaf0" officeooo:paragraph-rsid="002ecaf0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6" style:family="paragraph" style:parent-style-name="Preformatted_20_Text">
      <style:text-properties style:font-name="Liberation Serif" officeooo:rsid="00261c60" officeooo:paragraph-rsid="00261c60"/>
    </style:style>
    <style:style style:name="P7" style:family="paragraph" style:parent-style-name="Standard">
      <style:text-properties style:font-name="Liberation Serif" officeooo:paragraph-rsid="00294556"/>
    </style:style>
    <style:style style:name="P8" style:family="paragraph" style:parent-style-name="Preformatted_20_Text">
      <style:text-properties style:font-name="Liberation Serif" officeooo:rsid="00362d24" officeooo:paragraph-rsid="00362d24"/>
    </style:style>
    <style:style style:name="P9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362d24" officeooo:paragraph-rsid="00362d24"/>
    </style:style>
    <style:style style:name="P10" style:family="paragraph" style:parent-style-name="Table_20_Contents">
      <style:paragraph-properties fo:margin-top="0in" fo:margin-bottom="0in" style:contextual-spacing="fals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Preformatted_20_Text" style:list-style-name="L1">
      <style:text-properties style:font-name="Liberation Serif" fo:font-size="12pt" officeooo:rsid="00219bc1" officeooo:paragraph-rsid="00219bc1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14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15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16" style:family="paragraph" style:parent-style-name="Preformatted_20_Text" style:list-style-name="L1">
      <style:text-properties style:font-name="Liberation Serif" fo:font-size="12pt" officeooo:rsid="003f9b06" officeooo:paragraph-rsid="003f9b06" style:font-size-asian="12pt" style:font-size-complex="12pt"/>
    </style:style>
    <style:style style:name="P17" style:family="paragraph" style:parent-style-name="Preformatted_20_Text" style:list-style-name="L1">
      <style:text-properties style:font-name="Liberation Serif" fo:font-size="12pt" officeooo:rsid="004128c1" officeooo:paragraph-rsid="004128c1" style:font-size-asian="12pt" style:font-size-complex="12pt"/>
    </style:style>
    <style:style style:name="T1" style:family="text">
      <style:text-properties officeooo:rsid="0020a443"/>
    </style:style>
    <style:style style:name="T2" style:family="text">
      <style:text-properties officeooo:rsid="002343f1"/>
    </style:style>
    <style:style style:name="T3" style:family="text">
      <style:text-properties officeooo:rsid="00241e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38cf" style:font-weight-asian="bold" style:font-weight-complex="bold"/>
    </style:style>
    <style:style style:name="T6" style:family="text">
      <style:text-properties officeooo:rsid="002e256b"/>
    </style:style>
    <style:style style:name="T7" style:family="text">
      <style:text-properties style:text-position="super 58%"/>
    </style:style>
    <style:style style:name="T8" style:family="text">
      <style:text-properties style:font-name="ui-monospace" fo:font-size="9.75pt" loext:padding="0in" loext:border="none"/>
    </style:style>
    <style:style style:name="T9" style:family="text">
      <style:text-properties style:font-name="ui-monospace" fo:font-size="9.75pt" officeooo:rsid="00362d24" loext:padding="0in" loext:border="none"/>
    </style:style>
    <style:style style:name="T10" style:family="text">
      <style:text-properties officeooo:rsid="003738cf"/>
    </style:style>
    <style:style style:name="T11" style:family="text">
      <style:text-properties officeooo:rsid="0040a2fe"/>
    </style:style>
    <style:style style:name="T12" style:family="text">
      <style:text-properties officeooo:rsid="0041aa35"/>
    </style:style>
    <style:style style:name="T13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Fast<text:span text:style-name="T11">api</text:span> <text:span text:style-name="T11">production</text:span> kit</text:p>
      <text:p text:style-name="P3"/>
      <text:p text:style-name="P2"><text:span text:style-name="T4">Features</text:span>:</text:p>
      <text:list text:style-name="L1">
        <text:list-item>
          <text:p text:style-name="P12">FastAPI project stru<text:span text:style-name="T2">c</text:span>ture <text:span text:style-name="T3">tree </text:span><text:span text:style-name="T12">for production level.</text:span></text:p>
        </text:list-item>
        <text:list-item>
          <text:p text:style-name="P17">UUID as id.</text:p>
        </text:list-item>
        <text:list-item>
          <text:p text:style-name="P13">user module</text:p>
          <text:list>
            <text:list-item>
              <text:p text:style-name="P15">id, first name, last name, <text:span text:style-name="T4">email</text:span> as username, <text:span text:style-name="T4">password</text:span></text:p>
            </text:list-item>
            <text:list-item>
              <text:p text:style-name="P15">role, is_active, created_at, updated_at</text:p>
            </text:list-item>
          </text:list>
        </text:list-item>
        <text:list-item>
          <text:p text:style-name="P14">admin <text:span text:style-name="T1">dashboard =&gt; sqladmin</text:span></text:p>
        </text:list-item>
        <text:list-item>
          <text:p text:style-name="P13">auth<text:span text:style-name="T6">entication =&gt; JWT</text:span></text:p>
        </text:list-item>
        <text:list-item>
          <text:p text:style-name="P14">db migration <text:span text:style-name="T1">=&gt; </text:span>alembic</text:p>
        </text:list-item>
        <text:list-item>
          <text:p text:style-name="P16">CORS middleware</text:p>
        </text:list-item>
      </text:list>
      <text:p text:style-name="P3"/>
      <text:p text:style-name="P5"><text:span text:style-name="T4">installation</text:span>:</text:p>
      <text:p text:style-name="P3">pip install -r requirements.txt</text:p>
      <text:p text:style-name="P3">alembic upgrade head</text:p>
      <text:p text:style-name="P3"/>
      <text:p text:style-name="P3"/>
      <text:p text:style-name="P3"><text:span text:style-name="T4">FastAPI project structure tree</text:span>:</text:p>
      <text:p text:style-name="P4">Tree here</text:p>
      <text:p text:style-name="P1"/>
      <text:p text:style-name="P7"><text:span text:style-name="T4">app/api/endpoints/</text:span>: Contains modules for each feature (user, product, payments).</text:p>
      <text:p text:style-name="P7"><text:span text:style-name="T4">app/api/routers/</text:span>: Contains FastAPI routers, where each router corresponds to a feature.</text:p>
      <text:p text:style-name="P7"><text:span text:style-name="T4">app/models/</text:span>: Contains modules defining database models for users, products, payments, etc.</text:p>
      <text:p text:style-name="P7"><text:span text:style-name="T4">app/core/</text:span>: Contains core functionality like database management, dependencies, etc.</text:p>
      <text:p text:style-name="P7"><text:span text:style-name="T4">app/utils/</text:span>: Can include utility functions that are used across different features.</text:p>
      <text:p text:style-name="P7"><text:span text:style-name="T4">app/main.py</text:span>: Initializes the FastAPI app and brings together various components.</text:p>
      <text:p text:style-name="P7"><text:span text:style-name="T4">tests/</text:span>: Houses your test cases.</text:p>
      <text:p text:style-name="P7"><text:span text:style-name="T4">alembic/</text:span>: Manages database migrations.</text:p>
      <text:p text:style-name="P7"><text:span text:style-name="T4">docs/</text:span>: Holds documentation files.</text:p>
      <text:p text:style-name="P7"><text:span text:style-name="T4">scripts/</text:span>: Contains utility scripts.</text:p>
      <text:p text:style-name="P7"><text:span text:style-name="T4">requirements.txt</text:span>: Lists project dependencies.</text:p>
      <text:p text:style-name="P1"/>
      <text:p text:style-name="P1"/>
      <text:p text:style-name="P1"/>
      <text:p text:style-name="P8">User Module:</text:p>
      <text:h text:style-name="P9" text:outline-level="2">Developed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10"><text:span text:style-name="Emphasis">1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8">/</text:span></text:span><text:span text:style-name="Source_20_Text"><text:span text:style-name="T9">login</text:span></text:span></text:p>
          </table:table-cell>
          <table:table-cell table:style-name="Table1.A1" office:value-type="string">
            <text:p text:style-name="P10"><text:span text:style-name="Emphasis">Login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/text:p>
          </table:table-cell>
          <table:table-cell table:style-name="Table1.A1" office:value-type="string">
            <text:p text:style-name="P10"><text:span text:style-name="Emphasis">All users</text:span></text:p>
          </table:table-cell>
        </table:table-row>
        <table:table-row>
          <table:table-cell table:style-name="Table1.A1" office:value-type="string">
            <text:p text:style-name="P10"><text:span text:style-name="Emphasis">2</text:span></text:p>
          </table:table-cell>
          <table:table-cell table:style-name="Table1.A1" office:value-type="string">
            <text:p text:style-name="P10"><text:span text:style-name="Emphasis">POST</text:span></text:p>
          </table:table-cell>
          <table:table-cell table:style-name="Table1.A1" office:value-type="string">
            <text:p text:style-name="P11"><text:span text:style-name="Source_20_Text"><text:span text:style-name="T8">/users/</text:span></text:span></text:p>
          </table:table-cell>
          <table:table-cell table:style-name="Table1.A1" office:value-type="string">
            <text:p text:style-name="P10"><text:span text:style-name="Emphasis">Create new user</text:span></text:p>
          </table:table-cell>
          <table:table-cell table:style-name="Table1.A1" office:value-type="string">
            <text:p text:style-name="P10"><text:span text:style-name="Emphasis"><text:span text:style-name="T4">email</text:span></text:span><text:span text:style-name="Emphasis">, </text:span><text:span text:style-name="Emphasis"><text:span text:style-name="T4">password</text:span></text:span><text:span text:style-name="Emphasis">, </text:span><text:span text:style-name="Emphasis"><text:span text:style-name="T10">first_name, last_name</text:span>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ext:soft-page-break/>
        <table:table-row>
          <table:table-cell table:style-name="Table1.A1" office:value-type="string">
            <text:p text:style-name="P10"><text:span text:style-name="Emphasis">3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</text:span></text:span></text:p>
          </table:table-cell>
          <table:table-cell table:style-name="Table1.A1" office:value-type="string">
            <text:p text:style-name="P10"><text:span text:style-name="Emphasis">Get all users list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4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me/</text:span></text:span></text:p>
          </table:table-cell>
          <table:table-cell table:style-name="Table1.A1" office:value-type="string">
            <text:p text:style-name="P10"><text:span text:style-name="Emphasis">Get current user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10"><text:span text:style-name="Emphasis">5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Get indivisual users details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6</text:span></text:p>
          </table:table-cell>
          <table:table-cell table:style-name="Table1.A1" office:value-type="string">
            <text:p text:style-name="P10"><text:span text:style-name="Emphasis">PATCH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Update the user partially</text:span></text:p>
          </table:table-cell>
          <table:table-cell table:style-name="Table1.A1" office:value-type="string">
            <text:p text:style-name="P10"><text:span text:style-name="Emphasis"><text:span text:style-name="T5">first_name</text:span></text:span><text:span text:style-name="Emphasis"><text:span text:style-name="T10">, </text:span></text:span><text:span text:style-name="Emphasis"><text:span text:style-name="T5">last_name</text:span></text:span><text:span text:style-name="Emphasis"><text:span text:style-name="T10">, </text:span></text:span><text:span text:style-name="Emphasis"><text:span text:style-name="T4">is_active</text:span></text:span><text:span text:style-name="Emphasis">, </text:span><text:span text:style-name="Emphasis"><text:span text:style-name="T4">role</text:span>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7</text:span></text:p>
          </table:table-cell>
          <table:table-cell table:style-name="Table1.A1" office:value-type="string">
            <text:p text:style-name="P10"><text:span text:style-name="Emphasis">DELETE</text:span></text:p>
          </table:table-cell>
          <table:table-cell table:style-name="Table1.A1" office:value-type="string">
            <text:p text:style-name="P11"><text:span text:style-name="Source_20_Text"><text:span text:style-name="T8">/users/{user_id}</text:span></text:span></text:p>
          </table:table-cell>
          <table:table-cell table:style-name="Table1.A1" office:value-type="string">
            <text:p text:style-name="P10"><text:span text:style-name="Emphasis">Delete the user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dmin</text:span></text:p>
          </table:table-cell>
        </table:table-row>
        <table:table-row>
          <table:table-cell table:style-name="Table1.A1" office:value-type="string">
            <text:p text:style-name="P10"><text:span text:style-name="Emphasis">8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</text:span></text:span></text:p>
          </table:table-cell>
          <table:table-cell table:style-name="Table1.A1" office:value-type="string">
            <text:p text:style-name="P10"><text:span text:style-name="Emphasis">Home page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P10"><text:span text:style-name="Emphasis">anyone</text:span></text:p>
          </table:table-cell>
        </table:table-row>
        <table:table-row>
          <table:table-cell table:style-name="Table1.A1" office:value-type="string">
            <text:p text:style-name="P10"><text:span text:style-name="Emphasis">9</text:span></text:p>
          </table:table-cell>
          <table:table-cell table:style-name="Table1.A1" office:value-type="string">
            <text:p text:style-name="P10"><text:span text:style-name="Emphasis">GET</text:span></text:p>
          </table:table-cell>
          <table:table-cell table:style-name="Table1.A1" office:value-type="string">
            <text:p text:style-name="P11"><text:span text:style-name="Source_20_Text"><text:span text:style-name="T8">/admin</text:span></text:span></text:p>
          </table:table-cell>
          <table:table-cell table:style-name="Table1.A1" office:value-type="string">
            <text:p text:style-name="P10"><text:span text:style-name="Emphasis">Admin Dashboard</text:span></text:p>
          </table:table-cell>
          <table:table-cell table:style-name="Table1.A1" office:value-type="string">
            <text:p text:style-name="P10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6">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04:30:11.590409167</dc:date>
    <meta:editing-duration>PT2H48M56S</meta:editing-duration>
    <meta:editing-cycles>33</meta:editing-cycles>
    <meta:generator>LibreOffice/7.5.9.2$Linux_X86_64 LibreOffice_project/50$Build-2</meta:generator>
    <meta:document-statistic meta:table-count="1" meta:image-count="0" meta:object-count="0" meta:page-count="2" meta:paragraph-count="90" meta:word-count="239" meta:character-count="1604" meta:non-whitespace-character-count="1464"/>
  </office:meta>
</office:document-meta>
</file>